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RRILLO SIVINCHA, GILBERT</text:p>
            <text:p text:style-name="P5"><text:span text:style-name="T15">Dni</text:span><text:span text:style-name="T14">:4703754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9268042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RRILLO SIVINCHA, GILBERT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03754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4 - Trans. Aer. Caja Gallinas Ponedoras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1511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WILSON VEGA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43:3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